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text-underline-style="solid" style:text-underline-width="auto" style:text-underline-color="font-color" officeooo:rsid="0004650b" officeooo:paragraph-rsid="0004650b" style:font-size-asian="11.3500003814697pt" style:font-size-complex="13pt"/>
    </style:style>
    <style:style style:name="P2" style:family="paragraph" style:parent-style-name="Standard">
      <style:text-properties fo:font-size="12pt" style:text-underline-style="none" officeooo:rsid="0004650b" officeooo:paragraph-rsid="0004650b" style:font-size-asian="10.5pt" style:font-size-complex="12pt"/>
    </style:style>
    <style:style style:name="P3" style:family="paragraph" style:parent-style-name="Standard">
      <style:text-properties style:font-name="Liberation Serif" fo:font-size="12pt" style:text-underline-style="none" officeooo:rsid="0004650b" officeooo:paragraph-rsid="0004650b" style:font-name-asian="Noto Serif CJK SC" style:font-size-asian="10.5pt" style:font-name-complex="Lohit Devanagari" style:font-size-complex="12pt"/>
    </style:style>
    <style:style style:name="P4" style:family="paragraph" style:parent-style-name="Standard">
      <style:text-properties style:font-name="Liberation Serif" fo:font-size="12pt" style:text-underline-style="none" officeooo:rsid="0004aec9" officeooo:paragraph-rsid="0004aec9" style:font-name-asian="Noto Serif CJK SC" style:font-size-asian="10.5pt" style:font-name-complex="Lohit Devanagari" style:font-size-complex="12pt"/>
    </style:style>
    <style:style style:name="P5" style:family="paragraph" style:parent-style-name="Standard">
      <style:text-properties style:font-name="Liberation Serif" fo:font-size="12pt" style:text-underline-style="none" officeooo:rsid="000669e8" officeooo:paragraph-rsid="000669e8" style:font-name-asian="Noto Serif CJK SC" style:font-size-asian="10.5pt" style:font-name-complex="Lohit Devanagari" style:font-size-complex="12pt"/>
    </style:style>
    <style:style style:name="P6" style:family="paragraph" style:parent-style-name="Standard">
      <style:text-properties style:font-name="Liberation Serif" fo:font-size="12pt" style:text-underline-style="none" fo:font-weight="bold" officeooo:rsid="0007bb00" officeooo:paragraph-rsid="0007bb00" style:font-name-asian="Noto Serif CJK SC" style:font-size-asian="10.5pt" style:font-weight-asian="bold" style:font-name-complex="Lohit Devanagari" style:font-size-complex="12pt" style:font-weight-complex="bold"/>
    </style:style>
    <style:style style:name="P7" style:family="paragraph" style:parent-style-name="Standard">
      <style:text-properties style:font-name="Liberation Serif" fo:font-size="12pt" style:text-underline-style="none" fo:font-weight="normal" officeooo:rsid="0007bb00" officeooo:paragraph-rsid="0007bb00" style:font-name-asian="Noto Serif CJK SC" style:font-size-asian="10.5pt" style:font-weight-asian="normal" style:font-name-complex="Lohit Devanagari" style:font-size-complex="12pt" style:font-weight-complex="normal"/>
    </style:style>
    <style:style style:name="P8" style:family="paragraph" style:parent-style-name="Standard">
      <style:text-properties style:font-name="Liberation Serif" fo:font-size="12pt" style:text-underline-style="none" fo:font-weight="normal" officeooo:rsid="0009a8ad" officeooo:paragraph-rsid="0009a8ad" style:font-name-asian="Noto Serif CJK SC" style:font-size-asian="10.5pt" style:font-weight-asian="normal" style:font-name-complex="Lohit Devanagari" style:font-size-complex="12pt" style:font-weight-complex="normal"/>
    </style:style>
    <style:style style:name="P9" style:family="paragraph" style:parent-style-name="Standard">
      <style:text-properties style:font-name="Liberation Serif" fo:font-size="12pt" style:text-underline-style="solid" style:text-underline-width="auto" style:text-underline-color="font-color" officeooo:rsid="000669e8" officeooo:paragraph-rsid="000669e8" style:font-name-asian="Noto Serif CJK SC" style:font-size-asian="10.5pt" style:font-name-complex="Lohit Devanagari" style:font-size-complex="12pt"/>
    </style:style>
    <style:style style:name="P10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0669e8" officeooo:paragraph-rsid="000669e8" style:font-name-asian="Noto Serif CJK SC" style:font-size-asian="10.5pt" style:font-weight-asian="bold" style:font-name-complex="Lohit Devanagari" style:font-size-complex="12pt" style:font-weight-complex="bold"/>
    </style:style>
    <style:style style:name="P11" style:family="paragraph" style:parent-style-name="Standard">
      <style:text-properties style:font-name="Liberation Serif" fo:font-size="12pt" style:text-underline-style="solid" style:text-underline-width="auto" style:text-underline-color="font-color" fo:font-weight="normal" officeooo:rsid="0007bb00" officeooo:paragraph-rsid="0007bb00" style:font-name-asian="Noto Serif CJK SC" style:font-size-asian="10.5pt" style:font-weight-asian="normal" style:font-name-complex="Lohit Devanagari" style:font-size-complex="12pt" style:font-weight-complex="normal"/>
    </style:style>
    <style:style style:name="P12" style:family="paragraph" style:parent-style-name="Standard">
      <style:text-properties style:font-name="Liberation Serif" fo:font-size="12pt" style:text-underline-style="solid" style:text-underline-width="auto" style:text-underline-color="font-color" fo:font-weight="normal" officeooo:rsid="0009a8ad" officeooo:paragraph-rsid="0009a8ad" style:font-name-asian="Noto Serif CJK SC" style:font-size-asian="10.5pt" style:font-weight-asian="normal" style:font-name-complex="Lohit Devanagari" style:font-size-complex="12pt" style:font-weight-complex="normal"/>
    </style:style>
    <style:style style:name="P13" style:family="paragraph" style:parent-style-name="Standard">
      <style:text-properties style:font-name="Liberation Serif" fo:font-size="12pt" style:text-underline-style="none" fo:font-weight="normal" officeooo:rsid="0009a8ad" officeooo:paragraph-rsid="0009a8ad" style:font-name-asian="Noto Serif CJK SC" style:font-size-asian="10.5pt" style:font-weight-asian="normal" style:font-name-complex="Lohit Devanagari" style:font-size-complex="12pt" style:font-weight-complex="normal"/>
    </style:style>
    <style:style style:name="P14" style:family="paragraph" style:parent-style-name="Standard">
      <style:text-properties style:font-name="Liberation Serif" fo:font-size="12pt" style:text-underline-style="none" fo:font-weight="normal" officeooo:rsid="000d0e74" officeooo:paragraph-rsid="000d0e74" style:font-name-asian="Noto Serif CJK SC" style:font-size-asian="10.5pt" style:font-weight-asian="normal" style:font-name-complex="Lohit Devanagari" style:font-size-complex="12pt" style:font-weight-complex="normal"/>
    </style:style>
    <style:style style:name="P15" style:family="paragraph" style:parent-style-name="Standard">
      <style:text-properties style:font-name="Liberation Serif" fo:font-size="12pt" style:text-underline-style="none" fo:font-weight="normal" officeooo:rsid="000f0b41" officeooo:paragraph-rsid="000f0b41" style:font-name-asian="Noto Serif CJK SC" style:font-size-asian="10.5pt" style:font-weight-asian="normal" style:font-name-complex="Lohit Devanagari" style:font-size-complex="12pt" style:font-weight-complex="normal"/>
    </style:style>
    <style:style style:name="P16" style:family="paragraph" style:parent-style-name="Standard">
      <style:text-properties style:font-name="Liberation Serif" fo:font-size="12pt" style:text-underline-style="none" fo:font-weight="normal" officeooo:rsid="001077fa" officeooo:paragraph-rsid="001077fa" style:font-name-asian="Noto Serif CJK SC" style:font-size-asian="10.5pt" style:font-weight-asian="normal" style:font-name-complex="Lohit Devanagari" style:font-size-complex="12pt" style:font-weight-complex="normal"/>
    </style:style>
    <style:style style:name="P17" style:family="paragraph" style:parent-style-name="Standard">
      <style:text-properties style:font-name="Liberation Serif" fo:font-size="12pt" style:text-underline-style="none" fo:font-weight="normal" officeooo:rsid="001137dc" officeooo:paragraph-rsid="001137dc" style:font-name-asian="Noto Serif CJK SC" style:font-size-asian="10.5pt" style:font-weight-asian="normal" style:font-name-complex="Lohit Devanagari" style:font-size-complex="12pt" style:font-weight-complex="normal"/>
    </style:style>
    <style:style style:name="P18" style:family="paragraph" style:parent-style-name="Standard">
      <style:text-properties style:font-name="Liberation Serif" fo:font-size="12pt" style:text-underline-style="none" fo:font-weight="normal" officeooo:rsid="00114fbd" officeooo:paragraph-rsid="00114fbd" style:font-name-asian="Noto Serif CJK SC" style:font-size-asian="10.5pt" style:font-weight-asian="normal" style:font-name-complex="Lohit Devanagari" style:font-size-complex="12pt" style:font-weight-complex="normal"/>
    </style:style>
    <style:style style:name="P19" style:family="paragraph" style:parent-style-name="Standard">
      <style:text-properties style:font-name="Liberation Serif" fo:font-size="12pt" style:text-underline-style="none" fo:font-weight="bold" officeooo:rsid="001077fa" officeooo:paragraph-rsid="001077fa" style:font-name-asian="Noto Serif CJK SC" style:font-size-asian="10.5pt" style:font-weight-asian="bold" style:font-name-complex="Lohit Devanagari" style:font-size-complex="12pt" style:font-weight-complex="bold"/>
    </style:style>
    <style:style style:name="P20" style:family="paragraph" style:parent-style-name="Standard">
      <style:text-properties style:font-name="Liberation Serif" fo:font-size="12pt" style:text-underline-style="solid" style:text-underline-width="auto" style:text-underline-color="font-color" fo:font-weight="normal" officeooo:rsid="000f0b41" officeooo:paragraph-rsid="000f0b41" style:font-name-asian="Noto Serif CJK SC" style:font-size-asian="10.5pt" style:font-weight-asian="normal" style:font-name-complex="Lohit Devanagari" style:font-size-complex="12pt" style:font-weight-complex="normal"/>
    </style:style>
    <style:style style:name="P21" style:family="paragraph" style:parent-style-name="Standard">
      <style:text-properties style:font-name="Liberation Serif" fo:font-size="12pt" style:text-underline-style="solid" style:text-underline-width="auto" style:text-underline-color="font-color" fo:font-weight="normal" officeooo:rsid="001077fa" officeooo:paragraph-rsid="001077fa" style:font-name-asian="Noto Serif CJK SC" style:font-size-asian="10.5pt" style:font-weight-asian="normal" style:font-name-complex="Lohit Devanagari" style:font-size-complex="12pt" style:font-weight-complex="normal"/>
    </style:style>
    <style:style style:name="P22" style:family="paragraph" style:parent-style-name="Standard">
      <style:text-properties style:font-name="Liberation Serif" fo:font-size="12pt" style:text-underline-style="solid" style:text-underline-width="auto" style:text-underline-color="font-color" fo:font-weight="normal" officeooo:rsid="00114fbd" officeooo:paragraph-rsid="00114fbd" style:font-name-asian="Noto Serif CJK SC" style:font-size-asian="10.5pt" style:font-weight-asian="normal" style:font-name-complex="Lohit Devanagari" style:font-size-complex="12pt" style:font-weight-complex="normal"/>
    </style:style>
    <style:style style:name="P23" style:family="paragraph" style:parent-style-name="Standard">
      <style:text-properties style:font-name="Liberation Serif" fo:font-size="13pt" style:text-underline-style="solid" style:text-underline-width="auto" style:text-underline-color="font-color" fo:font-weight="normal" officeooo:rsid="000d0e74" officeooo:paragraph-rsid="000d0e74" style:font-name-asian="Noto Serif CJK SC" style:font-size-asian="13pt" style:font-weight-asian="normal" style:font-name-complex="Lohit Devanagari" style:font-size-complex="13pt" style:font-weight-complex="normal"/>
    </style:style>
    <style:style style:name="P24" style:family="paragraph" style:parent-style-name="Standard">
      <style:text-properties style:font-name="Liberation Serif" fo:font-size="13pt" style:text-underline-style="solid" style:text-underline-width="auto" style:text-underline-color="font-color" fo:font-weight="normal" officeooo:rsid="001077fa" officeooo:paragraph-rsid="001077fa" style:font-name-asian="Noto Serif CJK SC" style:font-size-asian="13pt" style:font-weight-asian="normal" style:font-name-complex="Lohit Devanagari" style:font-size-complex="13pt" style:font-weight-complex="normal"/>
    </style:style>
    <style:style style:name="P25" style:family="paragraph" style:parent-style-name="Standard">
      <style:text-properties style:font-name="Liberation Serif" fo:font-size="13pt" style:text-underline-style="solid" style:text-underline-width="auto" style:text-underline-color="font-color" fo:font-weight="normal" officeooo:rsid="00114fbd" officeooo:paragraph-rsid="00114fbd" style:font-name-asian="Noto Serif CJK SC" style:font-size-asian="13pt" style:font-weight-asian="normal" style:font-name-complex="Lohit Devanagari" style:font-size-complex="13pt" style:font-weight-complex="normal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" style:font-name-asian="Noto Serif CJK SC" style:font-name-complex="Lohit Devanagari"/>
    </style:style>
    <style:style style:name="T3" style:family="text">
      <style:text-properties officeooo:rsid="000669e8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ab584"/>
    </style:style>
    <style:style style:name="T6" style:family="text">
      <style:text-properties officeooo:rsid="0009a8ad"/>
    </style:style>
    <style:style style:name="T7" style:family="text">
      <style:text-properties officeooo:rsid="000ab584"/>
    </style:style>
    <style:style style:name="T8" style:family="text">
      <style:text-properties officeooo:rsid="000f0b41"/>
    </style:style>
    <style:style style:name="T9" style:family="text">
      <style:text-properties officeooo:rsid="001137dc"/>
    </style:style>
    <style:style style:name="T10" style:family="text">
      <style:text-properties officeooo:rsid="00114f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2: Dirección de empresas</text:p>
      <text:p text:style-name="P2">Objetivos y funciones:</text:p>
      <text:p text:style-name="P2">Pilotan la empresa → Establecen las direcciones a seguir y velan para que se sigan.</text:p>
      <text:p text:style-name="P2">-Dan respuesta a los objetivos de los agentes económicos del entorno (Consejo de Administración)</text:p>
      <text:p text:style-name="P2">-Elaboran estrategias: fijan objetivos parciales y generales.</text:p>
      <text:p text:style-name="P2">-Establecen los planes para su desarrollo (<text:span text:style-name="T1">↑</text:span><text:span text:style-name="T2">)</text:span></text:p>
      <text:p text:style-name="P3">-Organizan recursos para el desarrollo de los planes.</text:p>
      <text:p text:style-name="P3">-Dirigen a las personas para ejecutar los planes.</text:p>
      <text:p text:style-name="P3">-Controlan que la actividad se ajusta a los planes (cumplimiento de objetivos o desviaciones).</text:p>
      <text:p text:style-name="P3">-Deciden en función de los objetivos a conseguir (alternativas o análisis de los problemas).</text:p>
      <text:p text:style-name="P3"/>
      <text:p text:style-name="P3">Visión: Imagen de futuro para la empresa.</text:p>
      <text:p text:style-name="P3">Misión: Respuestas a por qué y para qué existe una empresa.</text:p>
      <text:p text:style-name="P3">Objetivos: Dimensiones de la misión (Cuantitativa, temporal, espacial).</text:p>
      <text:p text:style-name="P3"/>
      <text:p text:style-name="P3">Niveles de decisión:</text:p>
      <text:p text:style-name="P3">Estrategia: </text:p>
      <text:p text:style-name="P3">largo plazo (&gt;= 5 años), ámbito global</text:p>
      <text:p text:style-name="P3">Proceso continuo y adaptativo que responde a preguntas básicas (qué venderá la empresa, cómo lo fabricará, cómo mejorar, cómo priorizar objetivos…).</text:p>
      <text:p text:style-name="P3">Enfoque competitivo → Desarrollo de ventajas competitivas y barreras de entrada sobre competidores del entorno. Parte de objetivos fijados a priori. Elaborada por la cúpula de la organización.</text:p>
      <text:p text:style-name="P4">Importante tomar en consideración el entorno, las capacidades de la empresa y su relación proyectada en el futuro a largo plazo.</text:p>
      <text:p text:style-name="P4"/>
      <text:p text:style-name="P4">Estrategia corporativa: Qué mercado ocupará la empresa?</text:p>
      <text:p text:style-name="P4">Estrategia de negocio: En qué competirá? Qué ventaja competitiva desarrollará?</text:p>
      <text:p text:style-name="P4">Estrategia funcional: Cómo se actuará en cada área para desarrollar la estrategia?</text:p>
      <text:p text:style-name="P3"/>
      <text:p text:style-name="P3">Táctica: Medio plazo (6meses – 1,5 años), ámbito departamental</text:p>
      <text:p text:style-name="P4">Estrategia → Qué hago?</text:p>
      <text:p text:style-name="P4">Táctica → Cómo lo hago?</text:p>
      <text:p text:style-name="P4">Sin táctica la estrategia no se puede concretar, <text:span text:style-name="T3">y sin estrategia la táctica no tendría objetivos claros</text:span>.</text:p>
      <text:p text:style-name="P3">Operativa: Corto plazo, ámbito centrado en operaciones concretas (revisión, decisiones ad-hoc, flexibilidad).</text:p>
      <text:p text:style-name="P3"/>
      <text:p text:style-name="P9">Análisis DAFO</text:p>
      <text:p text:style-name="P10">Debilidades (capacidades), amenazas (entorno), fortalezas (análisis interno), oportunidades (análisis externo).</text:p>
      <text:p text:style-name="P5">Desarrollo de una estrategia que:</text:p>
      <text:p text:style-name="P5">-Aproveche e incremente las fortalezas.</text:p>
      <text:p text:style-name="P5">-Sortee y corrija las debilidades.</text:p>
      <text:p text:style-name="P5">Para:</text:p>
      <text:p text:style-name="P5">-Enfrentarse con éxito a las amenazas.</text:p>
      <text:p text:style-name="P5">-Aprovechar al máximo las oportunidades.</text:p>
      <text:p text:style-name="P5">Y todo ello con el objetivo de:</text:p>
      <text:p text:style-name="P5">-Obtener el mayor grado de satisfacción posible de los objetivos fijados.</text:p>
      <text:p text:style-name="P5"/>
      <text:p text:style-name="P9">Contenido de la estrategia de negocio:</text:p>
      <text:p text:style-name="P5">-Posicionamiento: Cómo la empresa decide competir y escoger clientes.</text:p>
      <text:p text:style-name="P5">-Objetivos concretos: Cómo agrupar los puntos anteriores.</text:p>
      <text:p text:style-name="P5"><text:soft-page-break/>-Competencias distintivas: Conjunto de habilidades y conocimientos para conseguir posiciones ventajosas. Sustentada en activos estratégicos o esenciales.</text:p>
      <text:p text:style-name="P5">-Cambios estratégicos: Cómo usar las competencias distintivas para perdurar en el posicionamiento escogido.</text:p>
      <text:p text:style-name="P5"/>
      <text:p text:style-name="P9">Formulación de la estrategia:</text:p>
      <text:p text:style-name="P5">Definir el negocio: Ámbito de productos, mercados, geográfico y directrices corporativas.</text:p>
      <text:p text:style-name="P5">Análisis interno/externo: DAFO.</text:p>
      <text:p text:style-name="P5"/>
      <text:p text:style-name="P9">Influencia de la empresa en el entorno:</text:p>
      <text:p text:style-name="P5">-Dirección: Instituciones y medios de comunicación.</text:p>
      <text:p text:style-name="P5">-Marketing: Mercado y clientes.</text:p>
      <text:p text:style-name="P5">-Personal: Sobre el empleado y sus sindicatos.</text:p>
      <text:p text:style-name="P5">-Compras: Proveedores.</text:p>
      <text:p text:style-name="P5">-Finanzas: Entorno financiero y prestamistas.</text:p>
      <text:p text:style-name="P5"/>
      <text:p text:style-name="P9">Planificación:</text:p>
      <text:p text:style-name="P5">Proceso orientado a futuro que permite a los directivos trazar acciones y medios para alcanzar sus objetivos.</text:p>
      <text:p text:style-name="P5"/>
      <text:p text:style-name="P5"><text:span text:style-name="T4">Planificación estratégica:</text:span> La realiza la alta dirección. A largo plazo de carácter global. Consiste en crear planes para analizar el entorno y capacidades de la empresa y proyectarlos a largo plazo para alcanzar los objetivos estratégicos.</text:p>
      <text:p text:style-name="P5"/>
      <text:p text:style-name="P5"><text:span text:style-name="T4">Planificación táctica:</text:span> La realizan las direcciones y departamentos. A medio plazo y de carácter funcional. Determina qué actividades desarrollar, con qué medios y cuándo. Determinan presupuestos. Contribuyen a realizar los planes estratégicos.</text:p>
      <text:p text:style-name="P5"/>
      <text:p text:style-name="P5"><text:span text:style-name="T4">Planificación operativa:</text:span> La realizan los mandos medios de línea y responsables de ejecución. A corto plazo y de programación. Derivada de los planes departamentales que incorporan las contingencias del día a día. Ejecutan el presupuesto y se ven limitados por él.</text:p>
      <text:p text:style-name="P5"/>
      <text:p text:style-name="P6">Cada nivel de planificación debe contribuir a la consecución de los planes del nivel superior.</text:p>
      <text:p text:style-name="P7">Un nivel más alto significa más concreción temporal y más ámbito de aplicación.</text:p>
      <text:p text:style-name="P7"/>
      <text:p text:style-name="P7">Cumplen previsiones de recursos necesarios:</text:p>
      <text:p text:style-name="P7">-Dotación de recursos para emprender las acciones (negociación colectiva).</text:p>
      <text:p text:style-name="P7">-Conseguir recursos a distintos niveles: Inversión, financiación y ampliación de capital a l<text:span text:style-name="T4">argo plazo</text:span>, presupuestación anual o bianual a <text:span text:style-name="T4">medio plazo</text:span>, y tesorería y ejecución de presupuestos a <text:span text:style-name="T4">corto plazo</text:span>.</text:p>
      <text:p text:style-name="P7"/>
      <text:p text:style-name="P11">Diferencia entre eficacia y eficiencia:</text:p>
      <text:p text:style-name="P7">Eficacia es el logro de los objetivos, y eficiencia es su logro empleando los recursos de forma óptima <text:span text:style-name="T6">(productividad)</text:span>.</text:p>
      <text:p text:style-name="P7"/>
      <text:p text:style-name="P8"><text:span text:style-name="T4">Principio del 80/20:</text:span> el 20% de las causas origina el 80% de las consecuencias.</text:p>
      <text:p text:style-name="P8"/>
      <text:p text:style-name="P12">Peligros de la planificación:</text:p>
      <text:p text:style-name="P8">-Evaluación deficiente de las condiciones futuras (mala previsión).</text:p>
      <text:p text:style-name="P8">-Falta de implicación vertical de la organización (directivos de nivel inferior no participan…)</text:p>
      <text:p text:style-name="P8">-Burocratización del proceso de planificación: Alejamiento de la realidad.</text:p>
      <text:p text:style-name="P8"><text:soft-page-break/>-Fundamentalismo planificador: La empresa ignora a los indicios de cambios no previstos que se tendrían que re-planificar.</text:p>
      <text:p text:style-name="P8"/>
      <text:p text:style-name="P8"><text:s/><text:span text:style-name="T5">Enfoques adecuados:</text:span></text:p>
      <text:p text:style-name="P8">-<text:span text:style-name="T7">Los directivos se tienen que implicar en los distintos niveles para evitar bloqueos.</text:span></text:p>
      <text:p text:style-name="P8">-<text:span text:style-name="T7">Los métodos de previsión tienen que ser tanto cualitativos como cuantitativos.</text:span></text:p>
      <text:p text:style-name="P8">-<text:span text:style-name="T7">La planificación se tiene que adaptar a los cambios (es un proceso continuo).</text:span></text:p>
      <text:p text:style-name="P8">-<text:span text:style-name="T7">Evitar la parálisis por el análisis (planificación es un medio, no un fin).</text:span></text:p>
      <text:p text:style-name="P8">-<text:span text:style-name="T7">Concentrar los esfuerzos de la planificación en los aspectos claves.</text:span></text:p>
      <text:p text:style-name="P8"/>
      <text:p text:style-name="P23">Organización</text:p>
      <text:p text:style-name="P14">La organización determina cómo se combinan los recursos y de quién dependen las decisiones sobre ellos. Planificación y organización deben ser coherentes.</text:p>
      <text:p text:style-name="P14">-Recursos necesarios para la ejecución han de pertenecer al ámbito de responsabilidad de los responsables de ejecutar el plan.</text:p>
      <text:p text:style-name="P14"/>
      <text:p text:style-name="P14">-Los responsables no pueden ser los únicos con capacidad de decisión sobre los recursos. Deben poder tomar decisiones que impliquen tenerlos a disposición, usarlos en los momentos planificados y tener flexibilidad.</text:p>
      <text:p text:style-name="P14"/>
      <text:p text:style-name="P14">La organización es flexible y se tiene que adaptar <text:span text:style-name="T8">a los cambios que sufren los planos.</text:span></text:p>
      <text:p text:style-name="P14"/>
      <text:p text:style-name="P20">División del trabajo:</text:p>
      <text:p text:style-name="P15">Existen muchas maneras de dividir las actividades de la empresa y se combinan diferentes criterios a distintos niveles. Da lugar a diferentes ámbitos de responsabilidad de grupos de tareas.</text:p>
      <text:p text:style-name="P15"/>
      <text:p text:style-name="P15">La responsabilidad sobre los objetivos requiere la <text:span text:style-name="T4">capacidad</text:span> de decidir sobre los recursos necesarios para ejecutar las actividades asignadas y la <text:span text:style-name="T4">autoridad</text:span> de influir sobre los subordinados para que cumplan sus actividades.</text:p>
      <text:p text:style-name="P15">Se necesita un directivo responsable que dirija a la unidad organizativa.</text:p>
      <text:p text:style-name="P15">La responsabilidad de la unidad se delega a los responsables de sub-unidades.</text:p>
      <text:p text:style-name="P15"/>
      <text:p text:style-name="P16">El staff son los órganos de ejecución y de apoyo. Se ajustan a un modelo de autoridad lineal. No toman decisiones ejecutivas.</text:p>
      <text:p text:style-name="P16"/>
      <text:p text:style-name="P21">Diversidad de criterios:</text:p>
      <text:p text:style-name="P21">Funcional (división tradicional)</text:p>
      <text:p text:style-name="P21">Por zonas geográficas (oficinas bancarias)</text:p>
      <text:p text:style-name="P21">Por clientes</text:p>
      <text:p text:style-name="P21">Por productos/servicios</text:p>
      <text:p text:style-name="P21">Por procesos</text:p>
      <text:p text:style-name="P21">Por proyectos</text:p>
      <text:p text:style-name="P21">Organización matricial (criterios actuando simultáneamente sobre los recursos)</text:p>
      <text:p text:style-name="P21"/>
      <text:p text:style-name="P24">Ejecución</text:p>
      <text:p text:style-name="P16">La estructura organizativa delimita quién es responsable de qué actividades y sobre qué empleados tiene mando (poder y autoridad (liderazgo)).</text:p>
      <text:p text:style-name="P16"/>
      <text:p text:style-name="P16">Los directivos tienen que conseguir que los empleados bajo su mando efectúen las tareas para que se cumplan los objetivos de los que son responsables.</text:p>
      <text:p text:style-name="P16"><text:soft-page-break/>-Un director debe delegar los ámbitos de responsabilidad en otras personas. <text:span text:style-name="T9">Una mejora de los sistemas de información, la dirección por objetivos y unas estructuras más planas facilitan la dirección de personas.</text:span></text:p>
      <text:p text:style-name="P19"/>
      <text:p text:style-name="P19">-<text:span text:style-name="T9">Unos líderes eficaces motivan a sus subordinados para que den lo mejor de sí</text:span></text:p>
      <text:p text:style-name="P17">(asignan metas desafiantes, refuerzan comportamientos deseados, satisfacen las necesidades de sus empleados, diseñan tareas interesantes, aprovechan el talento de los subordinados, ofrecen recompensas por el rendimiento y <text:span text:style-name="T10">actúan</text:span> con equidad y justicia).</text:p>
      <text:p text:style-name="P17"/>
      <text:p text:style-name="P25">Teoría de las metas</text:p>
      <text:p text:style-name="P18">Las personas funcionan mejor con metas y objetivos claros.</text:p>
      <text:p text:style-name="P18">1. Si creen que son buenas, las aceptan.</text:p>
      <text:p text:style-name="P18">2. Tratar las metas como reto realizable, viable.</text:p>
      <text:p text:style-name="P18">3. Objetivos específicos y cuantificables.</text:p>
      <text:p text:style-name="P18"/>
      <text:p text:style-name="P22">Conclusiones:</text:p>
      <text:p text:style-name="P18">-Las personas tienen intereses y objetivos que tienen relación con la cobertura de sus necesidades.</text:p>
      <text:p text:style-name="P18">-Las empresas tienen objetivos y los directivos deben alcanzarlo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3T20:01:16.712621577</meta:creation-date>
    <meta:generator>LibreOffice/6.4.6.2$Linux_X86_64 LibreOffice_project/40$Build-2</meta:generator>
    <dc:date>2021-04-27T21:07:50.319972386</dc:date>
    <meta:editing-duration>PT3H45M6S</meta:editing-duration>
    <meta:editing-cycles>5</meta:editing-cycles>
    <meta:document-statistic meta:table-count="0" meta:image-count="0" meta:object-count="0" meta:page-count="4" meta:paragraph-count="108" meta:word-count="1193" meta:character-count="8252" meta:non-whitespace-character-count="7164"/>
  </office:meta>
</office:document-meta>
</file>